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994*"/>
    </style:style>
    <style:style style:name="Table1.B" style:family="table-column">
      <style:table-column-properties style:column-width="1.1153in" style:rel-column-width="1606*"/>
    </style:style>
    <style:style style:name="Table1.C" style:family="table-column">
      <style:table-column-properties style:column-width="1.6549in" style:rel-column-width="2383*"/>
    </style:style>
    <style:style style:name="Table1.E" style:family="table-column">
      <style:table-column-properties style:column-width="1.3854in" style:rel-column-width="199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3cb7" officeooo:paragraph-rsid="00043cb7"/>
    </style:style>
    <style:style style:name="P2" style:family="paragraph" style:parent-style-name="Standard">
      <style:text-properties style:font-name="Liberation Mono"/>
    </style:style>
    <style:style style:name="P3" style:family="paragraph" style:parent-style-name="Standard">
      <style:text-properties style:font-name="Liberation Mono" fo:font-size="8pt" style:font-size-asian="8pt" style:font-size-complex="8pt"/>
    </style:style>
    <style:style style:name="P4" style:family="paragraph" style:parent-style-name="Standard">
      <style:text-properties style:font-name="Liberation Mono" fo:font-size="6pt" style:font-size-asian="6pt" style:font-size-complex="6pt"/>
    </style:style>
    <style:style style:name="P5" style:family="paragraph" style:parent-style-name="Standard">
      <style:text-properties style:font-name="Liberation Mono" fo:font-size="5pt" style:font-size-asian="5pt" style:font-size-complex="5pt"/>
    </style:style>
    <style:style style:name="P6" style:family="paragraph" style:parent-style-name="Standard">
      <style:text-properties officeooo:rsid="000952be" officeooo:paragraph-rsid="000952be"/>
    </style:style>
    <style:style style:name="P7" style:family="paragraph" style:parent-style-name="Standard">
      <style:text-properties officeooo:paragraph-rsid="000a586b"/>
    </style:style>
    <style:style style:name="P8" style:family="paragraph" style:parent-style-name="Standard">
      <style:text-properties officeooo:rsid="0010295a" officeooo:paragraph-rsid="0010295a"/>
    </style:style>
    <style:style style:name="P9" style:family="paragraph" style:parent-style-name="Standard">
      <style:text-properties officeooo:rsid="001463aa" officeooo:paragraph-rsid="001463aa"/>
    </style:style>
    <style:style style:name="P10" style:family="paragraph" style:parent-style-name="Title">
      <style:text-properties officeooo:paragraph-rsid="0019930a"/>
    </style:style>
    <style:style style:name="P11" style:family="paragraph" style:parent-style-name="Heading_20_3">
      <style:text-properties officeooo:paragraph-rsid="00132289"/>
    </style:style>
    <style:style style:name="P12" style:family="paragraph" style:parent-style-name="Standard">
      <style:text-properties style:font-name="Liberation Mono"/>
    </style:style>
    <style:style style:name="P13" style:family="paragraph" style:parent-style-name="Table_20_Contents">
      <style:text-properties fo:font-size="9pt" officeooo:rsid="001bcbbc" officeooo:paragraph-rsid="001bcbbc" style:font-size-asian="9pt" style:font-size-complex="9pt"/>
    </style:style>
    <style:style style:name="P14" style:family="paragraph" style:parent-style-name="Table_20_Contents">
      <style:text-properties fo:font-size="9pt" officeooo:rsid="001aa826" officeooo:paragraph-rsid="001aa826" style:font-size-asian="9pt" style:font-size-complex="9pt"/>
    </style:style>
    <style:style style:name="P15" style:family="paragraph" style:parent-style-name="Table_20_Contents">
      <style:text-properties fo:font-size="9pt" fo:font-weight="bold" officeooo:rsid="001aa826" officeooo:paragraph-rsid="001aa826" style:font-size-asian="9pt" style:font-weight-asian="bold" style:font-size-complex="9pt" style:font-weight-complex="bold"/>
    </style:style>
    <style:style style:name="P16" style:family="paragraph" style:parent-style-name="Table_20_Contents">
      <style:text-properties style:font-name="Liberation Mono" fo:font-size="9pt" officeooo:rsid="001aa826" officeooo:paragraph-rsid="001aa826" style:font-size-asian="9pt" style:font-size-complex="9pt"/>
    </style:style>
    <style:style style:name="P17" style:family="paragraph" style:parent-style-name="Text_20_body">
      <style:text-properties officeooo:rsid="001aa826" officeooo:paragraph-rsid="001aa826"/>
    </style:style>
    <style:style style:name="P18" style:family="paragraph" style:parent-style-name="Text_20_body">
      <style:text-properties officeooo:paragraph-rsid="001aa826"/>
    </style:style>
    <style:style style:name="T1" style:family="text">
      <style:text-properties officeooo:rsid="00043cb7"/>
    </style:style>
    <style:style style:name="T2" style:family="text">
      <style:text-properties style:font-name="Liberation Mono"/>
    </style:style>
    <style:style style:name="T3" style:family="text">
      <style:text-properties style:font-name="Liberation Mono" officeooo:rsid="0005f353"/>
    </style:style>
    <style:style style:name="T4" style:family="text">
      <style:text-properties style:font-name="Liberation Mono" officeooo:rsid="00159d48"/>
    </style:style>
    <style:style style:name="T5" style:family="text">
      <style:text-properties style:font-name="Liberation Mono" officeooo:rsid="001dd372"/>
    </style:style>
    <style:style style:name="T6" style:family="text">
      <style:text-properties officeooo:rsid="0005f353"/>
    </style:style>
    <style:style style:name="T7" style:family="text">
      <style:text-properties officeooo:rsid="00069fb2"/>
    </style:style>
    <style:style style:name="T8" style:family="text">
      <style:text-properties officeooo:rsid="000993af"/>
    </style:style>
    <style:style style:name="T9" style:family="text">
      <style:text-properties officeooo:rsid="000a586b"/>
    </style:style>
    <style:style style:name="T10" style:family="text">
      <style:text-properties officeooo:rsid="000be98f"/>
    </style:style>
    <style:style style:name="T11" style:family="text">
      <style:text-properties officeooo:rsid="000d9b90"/>
    </style:style>
    <style:style style:name="T12" style:family="text">
      <style:text-properties officeooo:rsid="00100e3b"/>
    </style:style>
    <style:style style:name="T13" style:family="text">
      <style:text-properties officeooo:rsid="0010295a"/>
    </style:style>
    <style:style style:name="T14" style:family="text">
      <style:text-properties officeooo:rsid="00132289"/>
    </style:style>
    <style:style style:name="T15" style:family="text">
      <style:text-properties officeooo:rsid="00159d48"/>
    </style:style>
    <style:style style:name="T16" style:family="text">
      <style:text-properties officeooo:rsid="0016eb9d"/>
    </style:style>
    <style:style style:name="T17" style:family="text">
      <style:text-properties officeooo:rsid="0017436e"/>
    </style:style>
    <style:style style:name="T18" style:family="text">
      <style:text-properties style:font-name="Liberation Sans" fo:font-size="28pt" fo:font-weight="bold" officeooo:rsid="0019930a" style:font-name-asian="Noto Sans CJK SC" style:font-size-asian="28pt" style:font-weight-asian="bold" style:font-name-complex="Lohit Devanagari" style:font-size-complex="28pt" style:font-weight-complex="bold"/>
    </style:style>
    <style:style style:name="T19" style:family="text">
      <style:text-properties officeooo:rsid="001aa826"/>
    </style:style>
    <style:style style:name="T20" style:family="text">
      <style:text-properties style:font-name="Liberation Mono" officeooo:rsid="001aa826"/>
    </style:style>
    <style:style style:name="T21" style:family="text">
      <style:text-properties officeooo:rsid="001bcbbc"/>
    </style:style>
    <style:style style:name="T22" style:family="text">
      <style:text-properties officeooo:rsid="001dd372"/>
    </style:style>
    <style:style style:name="T23" style:family="text">
      <style:text-properties officeooo:rsid="001dec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LiveView / FlightView: <text:span text:style-name="T18">N</text:span>etwork <text:span text:style-name="T18">S</text:span>ocket <text:span text:style-name="T18">C</text:span>ommands and <text:span text:style-name="T18">F</text:span>ormats</text:p>
      <text:p text:style-name="P1">Date: August 17, 2022</text:p>
      <text:h text:style-name="Heading_20_1" text:outline-level="1">Overview: </text:h>
      <text:p text:style-name="P7"><text:span text:style-name="T9">A TCP/IP server exists within LiveView which can be used to command LiveView to save data to a file. The command for saving includes arguments for the number of frames, filename, and any averaging per frame desired. </text:span><text:span text:style-name="T10">Two status commands may be used to query the progress of the file saving, which may be useful in both judging when LiveView will complete the saving, and if the command sent has been enacted upon. The STATUS_EXTENDED command has been added recently, and this command includes the filename being used. </text:span></text:p>
      <text:p text:style-name="P7"/>
      <text:p text:style-name="P8">Example code lives under the “utils” folder within the repository, and includes both python and c++ demonstration programs. </text:p>
      <text:p text:style-name="P1"/>
      <text:h text:style-name="Heading_20_1" text:outline-level="1">Network:</text:h>
      <text:p text:style-name="P6">LiveView listens on all interfaces on port 65000. <text:span text:style-name="T8">LiveView has only been tested on IPv4.</text:span></text:p>
      <text:h text:style-name="Heading_20_1" text:outline-level="1">Format of data in commands: </text:h>
      <text:p text:style-name="Standard">Numbers are written in Big Endian, 16 bit unsigned. </text:p>
      <text:p text:style-name="Standard">Strings are unicode-like (16 bits per character), termination is not used or required but may be included if desired. It is recommended to stick with the normal ascii filename-friendly characters (please). <text:span text:style-name="T13">The maximum supported string length is 4096 characters. </text:span></text:p>
      <text:p text:style-name="Standard"/>
      <text:h text:style-name="Heading_20_1" text:outline-level="1">Commands: </text:h>
      <text:p text:style-name="P18"><text:span text:style-name="T21">Overview</text:span><text:span text:style-name="T19"> of command types:</text:span></text:p>
      <table:table table:name="Table1" table:style-name="Table1">
        <table:table-column table:style-name="Table1.A"/>
        <table:table-column table:style-name="Table1.B"/>
        <table:table-column table:style-name="Table1.C"/>
        <table:table-column table:style-name="Table1.A"/>
        <table:table-column table:style-name="Table1.E"/>
        <table:table-row table:style-name="TableLine94443116289968">
          <table:table-cell table:style-name="Table1.A1" office:value-type="string">
            <text:p text:style-name="P15">Name</text:p>
          </table:table-cell>
          <table:table-cell table:style-name="Table1.A1" office:value-type="string">
            <text:p text:style-name="P15"><text:span text:style-name="T21">Type </text:span>Enumeration <text:span text:style-name="T21">Value</text:span></text:p>
          </table:table-cell>
          <table:table-cell table:style-name="Table1.A1" office:value-type="string">
            <text:p text:style-name="P15">Arguments Required</text:p>
          </table:table-cell>
          <table:table-cell table:style-name="Table1.A1" office:value-type="string">
            <text:p text:style-name="P15">Arguments Returned</text:p>
          </table:table-cell>
          <table:table-cell table:style-name="Table1.E1" office:value-type="string">
            <text:p text:style-name="P15">Description</text:p>
          </table:table-cell>
        </table:table-row>
        <table:table-row table:style-name="TableLine94443116289968">
          <table:table-cell table:style-name="Table1.A2" office:value-type="string">
            <text:p text:style-name="P16">SAVE</text:p>
          </table:table-cell>
          <table:table-cell table:style-name="Table1.A2" office:value-type="string">
            <text:p text:style-name="P16">0x0002</text:p>
          </table:table-cell>
          <table:table-cell table:style-name="Table1.A2" office:value-type="string">
            <text:p text:style-name="P13">N Frames, Filename, N Averages</text:p>
          </table:table-cell>
          <table:table-cell table:style-name="Table1.A2" office:value-type="string">
            <text:p text:style-name="P14">N/A</text:p>
          </table:table-cell>
          <table:table-cell table:style-name="Table1.E2" office:value-type="string">
            <text:p text:style-name="P13">Begin saving data</text:p>
          </table:table-cell>
        </table:table-row>
        <table:table-row table:style-name="TableLine94443116289968">
          <table:table-cell table:style-name="Table1.A2" office:value-type="string">
            <text:p text:style-name="P16">STATUS</text:p>
          </table:table-cell>
          <table:table-cell table:style-name="Table1.A2" office:value-type="string">
            <text:p text:style-name="P16">0x0003</text:p>
          </table:table-cell>
          <table:table-cell table:style-name="Table1.A2" office:value-type="string">
            <text:p text:style-name="P14">None</text:p>
          </table:table-cell>
          <table:table-cell table:style-name="Table1.A2" office:value-type="string">
            <text:p text:style-name="P13">Frames Complete, FPS, N Averages</text:p>
          </table:table-cell>
          <table:table-cell table:style-name="Table1.E2" office:value-type="string">
            <text:p text:style-name="P13">Check status of saving data</text:p>
          </table:table-cell>
        </table:table-row>
        <table:table-row table:style-name="TableLine94443116289968">
          <table:table-cell table:style-name="Table1.A2" office:value-type="string">
            <text:p text:style-name="P16">STATUS_EXTENDED</text:p>
          </table:table-cell>
          <table:table-cell table:style-name="Table1.A2" office:value-type="string">
            <text:p text:style-name="P16">0x0004</text:p>
          </table:table-cell>
          <table:table-cell table:style-name="Table1.A2" office:value-type="string">
            <text:p text:style-name="P14">None</text:p>
          </table:table-cell>
          <table:table-cell table:style-name="Table1.A2" office:value-type="string">
            <text:p text:style-name="P13">Frames Complete, FPS, N Averages, Filename</text:p>
          </table:table-cell>
          <table:table-cell table:style-name="Table1.E2" office:value-type="string">
            <text:p text:style-name="P13">Check status of saving data and filename</text:p>
          </table:table-cell>
        </table:table-row>
      </table:table>
      <text:p text:style-name="P17"/>
      <text:h text:style-name="Heading_20_2" text:outline-level="2"><text:soft-page-break/><text:span text:style-name="T12">Command: </text:span>SAVE</text:h>
      <text:p text:style-name="Standard">A typical save command looks as follows: </text:p>
      <text:p text:style-name="Standard"/>
      <text:p text:style-name="P5">LABEL: <text:s text:c="3"/>SIZE <text:s text:c="5"/>TYPE <text:s text:c="3"/>NFRAMES <text:s text:c="2"/>STR START <text:s/>STR LEN <text:s text:c="4"/>"/" <text:s text:c="5"/>"A" <text:s text:c="5"/>"B" <text:s text:c="5"/>"C" <text:s text:c="5"/>"D" <text:s text:c="5"/>"E" <text:s text:c="5"/>"F" <text:s text:c="5"/>"G" <text:s text:c="4"/>NAVGS</text:p>
      <text:p text:style-name="P5">INDEX: "[00][01] <text:s/>[02][03] <text:s/>[04][05] <text:s text:c="2"/>[06][07] <text:s/>[08][09] [10][11] [12][13] [14][15] [16][17] [18][19] [20][21] [22][23] [24][25] <text:s/>[26][27]"</text:p>
      <text:p text:style-name="P5">DATA: <text:s/>"[00][1a] <text:s/>[00][02] <text:s/>[00][64] <text:s text:c="2"/>[00][00] <text:s/>[00][10] [00][2f] [00][41] [00][42] [00][43] [00][44] [00][45] [00][46] [00][47] <text:s/>[02][00]"</text:p>
      <text:p text:style-name="Standard"/>
      <text:p text:style-name="Standard"><text:span text:style-name="T1">I</text:span>ndex 00 and 01 contain the total message size in bytes, minus two (for example, a message of size 28 is written as size 26).</text:p>
      <text:p text:style-name="Standard"/>
      <text:p text:style-name="Standard">Index 02 and 03 contain the message type, which <text:span text:style-name="T19">must be set to </text:span><text:span text:style-name="T20">0x0002</text:span><text:span text:style-name="T19">. </text:span></text:p>
      <text:p text:style-name="Standard"/>
      <text:p text:style-name="Standard">Index 04 and 05 contain the number of frames to save, up to <text:span text:style-name="T22">a maximum of 60000</text:span> <text:span text:style-name="T5">(0xea60)</text:span> <text:span text:style-name="T22">frames</text:span>. In this <text:span text:style-name="T23">example </text:span>case, <text:span text:style-name="T2">0x0064</text:span> = 100 frames</text:p>
      <text:p text:style-name="Standard"/>
      <text:p text:style-name="Standard">Index 06 begins the string containing the filename. The string is sent as follows: </text:p>
      <text:p text:style-name="Standard"/>
      <text:p text:style-name="Standard">beginning: <text:span text:style-name="T2">0x00 0x00</text:span> <text:span text:style-name="T1">(always)</text:span></text:p>
      <text:p text:style-name="Standard"/>
      <text:p text:style-name="Standard">String Length: <text:span text:style-name="T2">0x00 0x10</text:span> <text:span text:style-name="T1">(16 bytes long indicated, data is uint16)</text:span></text:p>
      <text:p text:style-name="Standard">Note: The length is in bytes. With two bytes per character, this is effectively the string's <text:span text:style-name="T7">character </text:span>length times two. <text:span text:style-name="T6">Filenames over 4096 (length encoded as </text:span><text:span text:style-name="T3">0x2000</text:span><text:span text:style-name="T6">) characters will be rejected with an error in the log file. </text:span></text:p>
      <text:p text:style-name="Standard"/>
      <text:p text:style-name="Standard">The text is written with two bytes per character. Limit to standard filename ascii characters. </text:p>
      <text:p text:style-name="Standard"/>
      <text:p text:style-name="Standard">The example filename is "<text:span text:style-name="T2">/ABCDEFG</text:span>"</text:p>
      <text:p text:style-name="P2">[00][41][00][42][00][43][00][44][00][45][00][46][00][47]</text:p>
      <text:p text:style-name="Standard"/>
      <text:p text:style-name="Standard">There is no null termination required, the string length informs the reading side how far to read. Include two additional bytes in the string size if you wish to supply 0x00 0x00 at the end for your own convenience of termination. Again, termination is not required. Note that liveview will override an existing file without complaint. Liveview will only honor the first of overlapping save requests; any request received during an on-going data save will be ignored (an error will be indicated in liveview's log file). </text:p>
      <text:p text:style-name="Standard"/>
      <text:p text:style-name="Standard">The last two bytes contain the number of frames to average into each saved frame. Averaging may be disabled by setting this to <text:span text:style-name="T2">0x00 0x01</text:span>. In this example, the averaging is set to 512 frames, which is seen here as <text:span text:style-name="T2">0x0200</text:span></text:p>
      <text:p text:style-name="Standard"/>
      <text:h text:style-name="Heading_20_2" text:outline-level="2"><text:span text:style-name="T12">Command: </text:span>STATUS</text:h>
      <text:p text:style-name="Standard">A status request command looks as follows: </text:p>
      <text:p text:style-name="Standard"/>
      <text:p text:style-name="P2">LABEL: <text:s text:c="3"/>SIZE <text:s text:c="6"/>TYPE</text:p>
      <text:p text:style-name="P2">INDEX: <text:s/>"[00][01] <text:s/>[02][03]" </text:p>
      <text:p text:style-name="P2">DATA: <text:s text:c="2"/>"[00][02] <text:s/>[00][03]"</text:p>
      <text:p text:style-name="Standard"/>
      <text:p text:style-name="Standard"/>
      <text:p text:style-name="Standard"><text:soft-page-break/>The size is the total message size minus two, which is fixed for this message at exactly <text:span text:style-name="T2">0x0002</text:span></text:p>
      <text:p text:style-name="Standard"/>
      <text:p text:style-name="Standard">The TYPE of command is <text:span text:style-name="T2">0x0003</text:span></text:p>
      <text:p text:style-name="Standard"/>
      <text:h text:style-name="Heading_20_3" text:outline-level="3">Return <text:span text:style-name="T14">of STATUS</text:span> <text:span text:style-name="T14">command</text:span>: <text:s/></text:h>
      <text:p text:style-name="Standard">The status request command returns the frames left to be recorded (zero if not recording), the frame rate in frames per second (as a unsigned 16-bit int), and the number of frames to be averaged into each saved frame (1 if not averaging). </text:p>
      <text:p text:style-name="Standard"/>
      <text:p text:style-name="Standard">Example of returned data: </text:p>
      <text:p text:style-name="Standard"/>
      <text:p text:style-name="P2">LABEL: <text:s text:c="3"/>SIZE <text:s text:c="3"/>FRAME <text:s text:c="4"/>FPS <text:s text:c="4"/>NAVGS</text:p>
      <text:p text:style-name="P2">INDEX: "[00][01] [02][03] [04][05] [06][07]"</text:p>
      <text:p text:style-name="P2">DATA: <text:s/>"[00][06] [01][04] [00][64] [00][01]"</text:p>
      <text:p text:style-name="Standard"/>
      <text:p text:style-name="Standard">The size is the size of the message minus two. The example message is 8 bytes long, and the size value written is <text:span text:style-name="T2">0x0006</text:span>. </text:p>
      <text:p text:style-name="Standard"/>
      <text:p text:style-name="Standard">The FRAME number is the number of frames remaining to be saved. This value will go to zero when saving is complete. In this example, <text:span text:style-name="T2">0x0104</text:span> = 260 frames remaining </text:p>
      <text:p text:style-name="Standard"/>
      <text:p text:style-name="Standard">The FPS number is the frames per second, rounded to unsigned 16-bit integer. In this example, <text:span text:style-name="T2">0x0064</text:span> = 100 FPS </text:p>
      <text:p text:style-name="Standard"/>
      <text:p text:style-name="Standard">NAVGS indicates the number of frames to be averaged together into a single saved frame. The values <text:span text:style-name="T2">0x0001</text:span> and <text:span text:style-name="T2">0x0000</text:span> indicate that averaging is not taking place. </text:p>
      <text:p text:style-name="Standard"/>
      <text:h text:style-name="Heading_20_2" text:outline-level="2"><text:span text:style-name="T12">Command: </text:span>STATUS_EXTENDED</text:h>
      <text:p text:style-name="Standard">An extended status request command <text:s/>looks as follows: </text:p>
      <text:p text:style-name="Standard"/>
      <text:p text:style-name="P2">LABEL: <text:s text:c="3"/>SIZE <text:s text:c="6"/>TYPE</text:p>
      <text:p text:style-name="P2">INDEX: <text:s/>"[00][01] <text:s/>[02][03]" </text:p>
      <text:p text:style-name="P2">DATA: <text:s text:c="2"/>"[00][02] <text:s/>[00][04]"</text:p>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4</text:span></text:p>
      <text:p text:style-name="Standard"/>
      <text:h text:style-name="P11" text:outline-level="3">Return <text:span text:style-name="T14">of STATUS_EXTENDED</text:span> <text:span text:style-name="T14">command</text:span>:</text:h>
      <text:p text:style-name="Standard">Example of returned data <text:span text:style-name="T7">from a STATUS_EXTENDED command</text:span>: </text:p>
      <text:p text:style-name="Standard"/>
      <text:p text:style-name="P2">LABEL: <text:s text:c="3"/>SIZE <text:s text:c="5"/>FRAME <text:s text:c="5"/>FPS <text:s text:c="4"/>NAVGS</text:p>
      <text:p text:style-name="P2">INDEX: "[00][01] <text:s/>[02][03] <text:s/>[04][05] <text:s/>[06][07] <text:s/></text:p>
      <text:p text:style-name="P2">DATA: <text:s/>"[00][32] <text:s/>[03][e6] <text:s/>[00][31] <text:s/>[00][01] <text:s/></text:p>
      <text:p text:style-name="Standard"><text:soft-page-break/></text:p>
      <text:p text:style-name="P3">LABEL: <text:s/>STR_START STR_SIZE <text:s text:c="4"/>"/" <text:s text:c="4"/>"t" <text:s text:c="5"/>"m" <text:s text:c="5"/>"p" <text:s text:c="5"/>"/" <text:s text:c="6"/>"1" <text:s text:c="5"/>"0"</text:p>
      <text:p text:style-name="P3">INDEX: <text:s/>[08][09] <text:s/>[10][11] <text:s/>[12][13] [14][15] [16][17] [18][19] [20][21] [22][23] [24][25]</text:p>
      <text:p text:style-name="P3">DATA: <text:s text:c="2"/>[00][00] <text:s/>[00][28] <text:s/>[00][2f] [00][74] [00][6d] [00][70] [00][2f] [00][31] [00][30]</text:p>
      <text:p text:style-name="Standard"/>
      <text:p text:style-name="P4">LABEL: <text:s text:c="3"/>"_" <text:s text:c="6"/>"2" <text:s text:c="5"/>"_" <text:s text:c="5"/>"s" <text:s text:c="4"/>"o" <text:s text:c="5"/>"c" <text:s text:c="6"/>"k" <text:s text:c="4"/>"e" <text:s text:c="5"/>"t" <text:s text:c="5"/>"." <text:s text:c="5"/>"r" <text:s text:c="6"/>"a" <text:s text:c="5"/>"w"</text:p>
      <text:p text:style-name="P4">INDEX: <text:s/>[26][27] [28][29] [30][31] [32][33] [34][35] [36][37] [38][39] [40][41] [42][43] [44][45] [46][47] [48][49] [50][51]"</text:p>
      <text:p text:style-name="P4">DATA: <text:s text:c="2"/>[00][5f] [00][32] [00][5f] [00][73] [00][6f] [00][63] [00][6b] [00][65] [00][74] [00][2e] [00][72] [00][61] [00][77]"</text:p>
      <text:p text:style-name="Standard"/>
      <text:p text:style-name="Standard">string is "<text:span text:style-name="T2">/tmp/10_2_socket.raw</text:span>"</text:p>
      <text:p text:style-name="Standard"/>
      <text:p text:style-name="Standard">The return is the same as the not-extended <text:span text:style-name="T11">STATUS</text:span> <text:span text:style-name="T16">command </text:span>return, except that the filename is included at the end <text:span text:style-name="T17">of the return</text:span>, using the format described above for sending filenames. Again, there is no termination on the string expected, although if termination was supplied with the initial request it will be returned with termination (ie, <text:span text:style-name="T2">0x0000</text:span> at the end). </text:p>
      <text:p text:style-name="Standard"/>
      <text:p text:style-name="P9">If saving has completed, the filename indicated is the last filename used. If saving has not happened in the current instance of LiveView, an empty string is returned <text:span text:style-name="T15">(size is </text:span><text:span text:style-name="T4">0x0000</text:span><text:span text:style-name="T15">).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1:48:07.489537532</meta:creation-date>
    <dc:date>2022-08-17T13:01:19.455016013</dc:date>
    <meta:editing-duration>PT33M56S</meta:editing-duration>
    <meta:editing-cycles>25</meta:editing-cycles>
    <meta:generator>LibreOffice/6.4.7.2$Linux_X86_64 LibreOffice_project/40$Build-2</meta:generator>
    <meta:document-statistic meta:table-count="1" meta:image-count="0" meta:object-count="0" meta:page-count="4" meta:paragraph-count="87" meta:word-count="1024" meta:character-count="6631" meta:non-whitespace-character-count="5415"/>
  </office:meta>
</office:document-meta>
</file>